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972cm" fo:min-width="2.469cm"/>
      <style:paragraph-properties style:writing-mode="lr-tb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4.248cm" fo:min-width="2.637cm"/>
      <style:paragraph-properties style:writing-mode="lr-tb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248cm" fo:min-width="2.486cm"/>
      <style:paragraph-properties style:writing-mode="lr-tb"/>
    </style:style>
    <style:style style:name="gr4" style:family="graphic" style:parent-style-name="standard">
      <style:graphic-properties draw:stroke="none" draw:fill-color="#f50057" draw:textarea-horizontal-align="justify" draw:textarea-vertical-align="middle" draw:auto-grow-height="false" fo:min-height="0.866cm" fo:min-width="3.635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5.495cm" fo:min-width="3.318cm"/>
      <style:paragraph-properties style:writing-mode="lr-tb"/>
    </style:style>
    <style:style style:name="gr6" style:family="graphic" style:parent-style-name="standard">
      <style:graphic-properties draw:stroke="none" draw:fill-color="#f50057" draw:textarea-horizontal-align="justify" draw:textarea-vertical-align="middle" draw:auto-grow-height="false" fo:min-height="0.866cm" fo:min-width="3.525cm"/>
    </style:style>
    <style:style style:name="gr7" style:family="graphic" style:parent-style-name="standard">
      <style:graphic-properties draw:stroke="none" draw:fill-color="#f50057" draw:textarea-horizontal-align="justify" draw:textarea-vertical-align="middle" draw:auto-grow-height="false" fo:min-height="0.866cm" fo:min-width="3.543cm"/>
    </style:style>
    <style:style style:name="gr8" style:family="graphic" style:parent-style-name="standard">
      <style:graphic-properties draw:stroke="none" svg:stroke-color="#fafafa" draw:textarea-horizontal-align="justify" draw:textarea-vertical-align="middle" draw:auto-grow-height="false" fo:min-height="5.495cm" fo:min-width="3.318cm"/>
      <style:paragraph-properties style:writing-mode="lr-tb"/>
    </style:style>
    <style:style style:name="gr9" style:family="graphic" style:parent-style-name="standard">
      <style:graphic-properties draw:stroke="none" draw:fill-color="#f50057" draw:textarea-horizontal-align="justify" draw:textarea-vertical-align="middle" draw:auto-grow-height="false" fo:min-height="0.864cm" fo:min-width="3.63cm"/>
    </style:style>
    <style:style style:name="gr10" style:family="graphic" style:parent-style-name="standard">
      <style:graphic-properties draw:stroke="none" draw:fill-color="#f50057" draw:textarea-horizontal-align="justify" draw:textarea-vertical-align="middle" draw:auto-grow-height="false" fo:min-height="0.788cm" fo:min-width="3.511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5.533cm" fo:min-width="2.902cm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866cm" fo:min-width="3.525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866cm" fo:min-width="3.543cm"/>
    </style:style>
    <style:style style:name="gr14" style:family="graphic" style:parent-style-name="standard">
      <style:graphic-properties draw:stroke="none" draw:fill-color="#1b5e20" draw:textarea-horizontal-align="justify" draw:textarea-vertical-align="middle" draw:auto-grow-height="false" fo:min-height="4.021cm" fo:min-width="2.373cm"/>
      <style:paragraph-properties style:writing-mode="lr-tb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288cm" fo:min-width="1.557cm"/>
    </style:style>
    <style:style style:name="gr16" style:family="graphic" style:parent-style-name="objectwithoutfill">
      <style:graphic-properties draw:stroke="solid" svg:stroke-width="0.106cm" svg:stroke-color="#1b5e2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solid" svg:stroke-width="0.106cm" svg:stroke-color="#1b5e2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50057"/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1b5e2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69cm" svg:height="5.222cm" svg:x="1cm" svg:y="7.347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37cm" svg:height="4.498cm" svg:x="6.085cm" svg:y="2.1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986cm" svg:height="4.498cm" svg:x="6.083cm" svg:y="14.421cm">
          <text:p text:style-name="P1">Cré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25cm" svg:height="2.23cm" draw:transform="rotate (-0.719773783522462) translate (3.135cm 12.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4.725cm" svg:height="2.23cm" draw:transform="rotate (0.851546142048033) translate (1.645cm 6.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3" draw:id="id3" draw:layer="layout" svg:width="3.818cm" svg:height="5.745cm" svg:x="9.714cm" svg:y="7.315cm">
          <text:p text:style-name="P1">Indentaien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2.23cm" draw:transform="rotate (-1.05766952670856) translate (10.742cm 2.6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62cm" svg:height="2.23cm" draw:transform="rotate (1.28787845504662) translate (8.646cm 17.3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818cm" svg:height="5.745cm" svg:x="17.573cm" svg:y="2.5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75cm" svg:height="2.157cm" draw:transform="skewX (-0.0083775804095727) rotate (0.814894227756153) translate (13.28cm 7.5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818cm" svg:height="5.745cm" svg:x="17.539cm" svg:y="12.231cm">
          <text:p text:style-name="P1">Main</text:p>
          <text:p text:style-name="P1">pré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83cm" svg:height="2.075cm" draw:transform="skewX (-0.0226892802759262) rotate (-0.757472895365539) translate (14.773cm 11.3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3.402cm" svg:height="5.783cm" svg:x="23.284cm" svg:y="7.504cm">
          <text:p text:style-name="P1">bac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.23cm" draw:transform="rotate (-1.05766952670856) translate (23.063cm 2.5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4.62cm" svg:height="2.23cm" draw:transform="rotate (1.00077179309355) translate (21.173cm 17.1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xml:id="id2" draw:id="id2" draw:layer="layout" svg:width="2.873cm" svg:height="4.271cm" svg:x="25.827cm" svg:y="16.628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5cm" svg:height="1.076cm" draw:transform="rotate (2.0943951023932) translate (27.059cm 15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6" draw:layer="layout" draw:type="lines" svg:x1="7.576cm" svg:y1="18.919cm" svg:x2="25.827cm" svg:y2="18.763cm" draw:start-shape="id1" draw:start-glue-point="2" draw:end-shape="id2" draw:end-glue-point="3" svg:d="M7576 18919v500l17750-656h501" svg:viewBox="0 0 18252 657">
          <text:p/>
        </draw:connector>
        <draw:connector draw:style-name="gr17" draw:text-style-name="P6" draw:layer="layout" draw:type="lines" draw:line-skew="-0.563cm -9.996cm" svg:x1="11.623cm" svg:y1="13.06cm" svg:x2="25.827cm" svg:y2="18.763cm" draw:start-shape="id3" draw:end-shape="id2" draw:end-glue-point="3" svg:d="M11623 13060v-64l3707 5767h10497" svg:viewBox="0 0 14205 5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2T16:06:58.701000000</meta:creation-date>
    <dc:date>2023-09-13T09:13:03.979000000</dc:date>
    <meta:editing-duration>PT17M34S</meta:editing-duration>
    <meta:editing-cycles>2</meta:editing-cycles>
    <meta:generator>LibreOffice/7.4.0.3$Windows_X86_64 LibreOffice_project/f85e47c08ddd19c015c0114a68350214f7066f5a</meta:generator>
    <meta:document-statistic meta:object-count="19"/>
  </office:meta>
</office:document-meta>
</file>